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3.94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13.56mm"/>
    </style:style>
    <style:style style:name="co4" style:family="table-column">
      <style:table-column-properties fo:break-before="auto" style:column-width="27.04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5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.71mm" svg:y="110.07mm">
            <loext:p draw:notify-on-update-of-ranges="Sheet1.C7:Sheet1.C22 Sheet1.D7:Sheet1.D22 Sheet1.E7:Sheet1.E22 Sheet1.F7:Sheet1.F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ily decrease rate of a package list </text:p>
          </table:table-cell>
          <table:table-cell office:value-type="string" calcext:value-type="string">
            <text:p>D</text:p>
          </table:table-cell>
          <table:table-cell table:style-name="Default" office:value-type="float" office:value="750" calcext:value-type="float">
            <text:p>750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packages in repository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19200" calcext:value-type="float">
            <text:p>19200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N = running images</text:p>
          </table:table-cell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office:value-type="string" calcext:value-type="string">
            <text:p>day</text:p>
          </table:table-cell>
          <table:table-cell table:style-name="ce1" table:number-columns-repeated="3"/>
          <table:table-cell table:style-name="Default"/>
        </table:table-row>
        <table:table-row table:style-name="ro1">
          <table:table-cell office:value-type="string" calcext:value-type="string">
            <text:p>1-((R-D*day)/R)^N = coverage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2" table:formula="of:=1-(([.$C$3]-[.$C$2]*[.$C7])/[.$C$3])^[.D$5]" office:value-type="percentage" office:value="0" calcext:value-type="percentage">
            <text:p>0.00%</text:p>
          </table:table-cell>
          <table:table-cell table:style-name="ce2" table:formula="of:=1-(([.$C$3]-[.$C$2]*[.$C7])/[.$C$3])^[.E$5]" office:value-type="percentage" office:value="0" calcext:value-type="percentage">
            <text:p>0.00%</text:p>
          </table:table-cell>
          <table:table-cell table:style-name="ce2" table:formula="of:=1-(([.$C$3]-[.$C$2]*[.$C7])/[.$C$3])^[.F$5]" office:value-type="percentage" office:value="0" calcext:value-type="percentage">
            <text:p>0.00%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formula="of:=[.C7]+1" office:value-type="float" office:value="1" calcext:value-type="float">
            <text:p>1</text:p>
          </table:table-cell>
          <table:table-cell table:style-name="ce2" table:formula="of:=1-(([.$C$3]-[.$C$2]*[.$C8])/[.$C$3])^[.D$5]" office:value-type="percentage" office:value="0.0390625" calcext:value-type="percentage">
            <text:p>3.91%</text:p>
          </table:table-cell>
          <table:table-cell table:style-name="ce2" table:formula="of:=1-(([.$C$3]-[.$C$2]*[.$C8])/[.$C$3])^[.E$5]" office:value-type="percentage" office:value="0.212644526849317" calcext:value-type="percentage">
            <text:p>21.26%</text:p>
          </table:table-cell>
          <table:table-cell table:style-name="ce2" table:formula="of:=1-(([.$C$3]-[.$C$2]*[.$C8])/[.$C$3])^[.F$5]" office:value-type="percentage" office:value="0.328646251848245" calcext:value-type="percentage">
            <text:p>32.86%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formula="of:=[.C8]+1" office:value-type="float" office:value="2" calcext:value-type="float">
            <text:p>2</text:p>
          </table:table-cell>
          <table:table-cell table:style-name="ce2" table:formula="of:=1-(([.$C$3]-[.$C$2]*[.$C9])/[.$C$3])^[.D$5]" office:value-type="percentage" office:value="0.078125" calcext:value-type="percentage">
            <text:p>7.81%</text:p>
          </table:table-cell>
          <table:table-cell table:style-name="ce2" table:formula="of:=1-(([.$C$3]-[.$C$2]*[.$C9])/[.$C$3])^[.E$5]" office:value-type="percentage" office:value="0.386192450168892" calcext:value-type="percentage">
            <text:p>38.62%</text:p>
          </table:table-cell>
          <table:table-cell table:style-name="ce2" table:formula="of:=1-(([.$C$3]-[.$C$2]*[.$C9])/[.$C$3])^[.F$5]" office:value-type="percentage" office:value="0.556676884542166" calcext:value-type="percentage">
            <text:p>55.67%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formula="of:=[.C9]+1" office:value-type="float" office:value="3" calcext:value-type="float">
            <text:p>3</text:p>
          </table:table-cell>
          <table:table-cell table:style-name="ce2" table:formula="of:=1-(([.$C$3]-[.$C$2]*[.$C10])/[.$C$3])^[.D$5]" office:value-type="percentage" office:value="0.1171875" calcext:value-type="percentage">
            <text:p>11.72%</text:p>
          </table:table-cell>
          <table:table-cell table:style-name="ce2" table:formula="of:=1-(([.$C$3]-[.$C$2]*[.$C10])/[.$C$3])^[.E$5]" office:value-type="percentage" office:value="0.526618977913813" calcext:value-type="percentage">
            <text:p>52.66%</text:p>
          </table:table-cell>
          <table:table-cell table:style-name="ce2" table:formula="of:=1-(([.$C$3]-[.$C$2]*[.$C10])/[.$C$3])^[.F$5]" office:value-type="percentage" office:value="0.712468957906084" calcext:value-type="percentage">
            <text:p>71.25%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formula="of:=[.C10]+1" office:value-type="float" office:value="4" calcext:value-type="float">
            <text:p>4</text:p>
          </table:table-cell>
          <table:table-cell table:style-name="ce2" table:formula="of:=1-(([.$C$3]-[.$C$2]*[.$C11])/[.$C$3])^[.D$5]" office:value-type="percentage" office:value="0.15625" calcext:value-type="percentage">
            <text:p>15.63%</text:p>
          </table:table-cell>
          <table:table-cell table:style-name="ce2" table:formula="of:=1-(([.$C$3]-[.$C$2]*[.$C11])/[.$C$3])^[.E$5]" office:value-type="percentage" office:value="0.639186552725732" calcext:value-type="percentage">
            <text:p>63.92%</text:p>
          </table:table-cell>
          <table:table-cell table:style-name="ce2" table:formula="of:=1-(([.$C$3]-[.$C$2]*[.$C11])/[.$C$3])^[.F$5]" office:value-type="percentage" office:value="0.817131939665905" calcext:value-type="percentage">
            <text:p>81.71%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formula="of:=[.C11]+1" office:value-type="float" office:value="5" calcext:value-type="float">
            <text:p>5</text:p>
          </table:table-cell>
          <table:table-cell table:style-name="ce2" table:formula="of:=1-(([.$C$3]-[.$C$2]*[.$C12])/[.$C$3])^[.D$5]" office:value-type="percentage" office:value="0.1953125" calcext:value-type="percentage">
            <text:p>19.53%</text:p>
          </table:table-cell>
          <table:table-cell table:style-name="ce2" table:formula="of:=1-(([.$C$3]-[.$C$2]*[.$C12])/[.$C$3])^[.E$5]" office:value-type="percentage" office:value="0.728503940666769" calcext:value-type="percentage">
            <text:p>72.85%</text:p>
          </table:table-cell>
          <table:table-cell table:style-name="ce2" table:formula="of:=1-(([.$C$3]-[.$C$2]*[.$C12])/[.$C$3])^[.F$5]" office:value-type="percentage" office:value="0.886165854834082" calcext:value-type="percentage">
            <text:p>88.62%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formula="of:=[.C12]+1" office:value-type="float" office:value="6" calcext:value-type="float">
            <text:p>6</text:p>
          </table:table-cell>
          <table:table-cell table:style-name="ce2" table:formula="of:=1-(([.$C$3]-[.$C$2]*[.$C13])/[.$C$3])^[.D$5]" office:value-type="percentage" office:value="0.234375" calcext:value-type="percentage">
            <text:p>23.44%</text:p>
          </table:table-cell>
          <table:table-cell table:style-name="ce2" table:formula="of:=1-(([.$C$3]-[.$C$2]*[.$C13])/[.$C$3])^[.E$5]" office:value-type="percentage" office:value="0.798582761999569" calcext:value-type="percentage">
            <text:p>79.86%</text:p>
          </table:table-cell>
          <table:table-cell table:style-name="ce2" table:formula="of:=1-(([.$C$3]-[.$C$2]*[.$C13])/[.$C$3])^[.F$5]" office:value-type="percentage" office:value="0.93079124122607" calcext:value-type="percentage">
            <text:p>93.08%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formula="of:=[.C13]+1" office:value-type="float" office:value="7" calcext:value-type="float">
            <text:p>7</text:p>
          </table:table-cell>
          <table:table-cell table:style-name="ce2" table:formula="of:=1-(([.$C$3]-[.$C$2]*[.$C14])/[.$C$3])^[.D$5]" office:value-type="percentage" office:value="0.2734375" calcext:value-type="percentage">
            <text:p>27.34%</text:p>
          </table:table-cell>
          <table:table-cell table:style-name="ce2" table:formula="of:=1-(([.$C$3]-[.$C$2]*[.$C14])/[.$C$3])^[.E$5]" office:value-type="percentage" office:value="0.85289146401351" calcext:value-type="percentage">
            <text:p>85.29%</text:p>
          </table:table-cell>
          <table:table-cell table:style-name="ce2" table:formula="of:=1-(([.$C$3]-[.$C$2]*[.$C14])/[.$C$3])^[.F$5]" office:value-type="percentage" office:value="0.959005103993099" calcext:value-type="percentage">
            <text:p>95.90%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formula="of:=[.C14]+1" office:value-type="float" office:value="8" calcext:value-type="float">
            <text:p>8</text:p>
          </table:table-cell>
          <table:table-cell table:style-name="ce2" table:formula="of:=1-(([.$C$3]-[.$C$2]*[.$C15])/[.$C$3])^[.D$5]" office:value-type="percentage" office:value="0.3125" calcext:value-type="percentage">
            <text:p>31.25%</text:p>
          </table:table-cell>
          <table:table-cell table:style-name="ce2" table:formula="of:=1-(([.$C$3]-[.$C$2]*[.$C15])/[.$C$3])^[.E$5]" office:value-type="percentage" office:value="0.894406735897064" calcext:value-type="percentage">
            <text:p>89.44%</text:p>
          </table:table-cell>
          <table:table-cell table:style-name="ce2" table:formula="of:=1-(([.$C$3]-[.$C$2]*[.$C15])/[.$C$3])^[.F$5]" office:value-type="percentage" office:value="0.976410049747756" calcext:value-type="percentage">
            <text:p>97.64%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formula="of:=[.C15]+1" office:value-type="float" office:value="9" calcext:value-type="float">
            <text:p>9</text:p>
          </table:table-cell>
          <table:table-cell table:style-name="ce2" table:formula="of:=1-(([.$C$3]-[.$C$2]*[.$C16])/[.$C$3])^[.D$5]" office:value-type="percentage" office:value="0.3515625" calcext:value-type="percentage">
            <text:p>35.16%</text:p>
          </table:table-cell>
          <table:table-cell table:style-name="ce2" table:formula="of:=1-(([.$C$3]-[.$C$2]*[.$C16])/[.$C$3])^[.E$5]" office:value-type="percentage" office:value="0.925662365656308" calcext:value-type="percentage">
            <text:p>92.57%</text:p>
          </table:table-cell>
          <table:table-cell table:style-name="ce2" table:formula="of:=1-(([.$C$3]-[.$C$2]*[.$C16])/[.$C$3])^[.F$5]" office:value-type="percentage" office:value="0.986857401903482" calcext:value-type="percentage">
            <text:p>98.69%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formula="of:=[.C16]+1" office:value-type="float" office:value="10" calcext:value-type="float">
            <text:p>10</text:p>
          </table:table-cell>
          <table:table-cell table:style-name="ce2" table:formula="of:=1-(([.$C$3]-[.$C$2]*[.$C17])/[.$C$3])^[.D$5]" office:value-type="percentage" office:value="0.390625" calcext:value-type="percentage">
            <text:p>39.06%</text:p>
          </table:table-cell>
          <table:table-cell table:style-name="ce2" table:formula="of:=1-(([.$C$3]-[.$C$2]*[.$C17])/[.$C$3])^[.E$5]" office:value-type="percentage" office:value="0.948795539079583" calcext:value-type="percentage">
            <text:p>94.88%</text:p>
          </table:table-cell>
          <table:table-cell table:style-name="ce2" table:formula="of:=1-(([.$C$3]-[.$C$2]*[.$C17])/[.$C$3])^[.F$5]" office:value-type="percentage" office:value="0.992939323230017" calcext:value-type="percentage">
            <text:p>99.29%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formula="of:=[.C17]+1" office:value-type="float" office:value="11" calcext:value-type="float">
            <text:p>11</text:p>
          </table:table-cell>
          <table:table-cell table:style-name="ce2" table:formula="of:=1-(([.$C$3]-[.$C$2]*[.$C18])/[.$C$3])^[.D$5]" office:value-type="percentage" office:value="0.4296875" calcext:value-type="percentage">
            <text:p>42.97%</text:p>
          </table:table-cell>
          <table:table-cell table:style-name="ce2" table:formula="of:=1-(([.$C$3]-[.$C$2]*[.$C18])/[.$C$3])^[.E$5]" office:value-type="percentage" office:value="0.965590580748312" calcext:value-type="percentage">
            <text:p>96.56%</text:p>
          </table:table-cell>
          <table:table-cell table:style-name="ce2" table:formula="of:=1-(([.$C$3]-[.$C$2]*[.$C18])/[.$C$3])^[.F$5]" office:value-type="percentage" office:value="0.99635976932727" calcext:value-type="percentage">
            <text:p>99.64%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formula="of:=[.C18]+1" office:value-type="float" office:value="12" calcext:value-type="float">
            <text:p>12</text:p>
          </table:table-cell>
          <table:table-cell table:style-name="ce2" table:formula="of:=1-(([.$C$3]-[.$C$2]*[.$C19])/[.$C$3])^[.D$5]" office:value-type="percentage" office:value="0.46875" calcext:value-type="percentage">
            <text:p>46.88%</text:p>
          </table:table-cell>
          <table:table-cell table:style-name="ce2" table:formula="of:=1-(([.$C$3]-[.$C$2]*[.$C19])/[.$C$3])^[.E$5]" office:value-type="percentage" office:value="0.977520137093961" calcext:value-type="percentage">
            <text:p>97.75%</text:p>
          </table:table-cell>
          <table:table-cell table:style-name="ce2" table:formula="of:=1-(([.$C$3]-[.$C$2]*[.$C19])/[.$C$3])^[.F$5]" office:value-type="percentage" office:value="0.998209437723374" calcext:value-type="percentage">
            <text:p>99.82%</text:p>
          </table:table-cell>
          <table:table-cell/>
        </table:table-row>
        <table:table-row table:style-name="ro1">
          <table:table-cell/>
          <table:table-cell table:style-name="Default"/>
          <table:table-cell table:formula="of:=[.C19]+1" office:value-type="float" office:value="13" calcext:value-type="float">
            <text:p>13</text:p>
          </table:table-cell>
          <table:table-cell table:style-name="ce2" table:formula="of:=1-(([.$C$3]-[.$C$2]*[.$C20])/[.$C$3])^[.D$5]" office:value-type="percentage" office:value="0.5078125" calcext:value-type="percentage">
            <text:p>50.78%</text:p>
          </table:table-cell>
          <table:table-cell table:style-name="ce2" table:formula="of:=1-(([.$C$3]-[.$C$2]*[.$C20])/[.$C$3])^[.E$5]" office:value-type="percentage" office:value="0.985783801501157" calcext:value-type="percentage">
            <text:p>98.58%</text:p>
          </table:table-cell>
          <table:table-cell table:style-name="ce2" table:formula="of:=1-(([.$C$3]-[.$C$2]*[.$C20])/[.$C$3])^[.F$5]" office:value-type="percentage" office:value="0.999165731592027" calcext:value-type="percentage">
            <text:p>99.92%</text:p>
          </table:table-cell>
          <table:table-cell/>
        </table:table-row>
        <table:table-row table:style-name="ro1">
          <table:table-cell/>
          <table:table-cell table:style-name="Default"/>
          <table:table-cell table:formula="of:=[.C20]+1" office:value-type="float" office:value="14" calcext:value-type="float">
            <text:p>14</text:p>
          </table:table-cell>
          <table:table-cell table:style-name="ce2" table:formula="of:=1-(([.$C$3]-[.$C$2]*[.$C21])/[.$C$3])^[.D$5]" office:value-type="percentage" office:value="0.546875" calcext:value-type="percentage">
            <text:p>54.69%</text:p>
          </table:table-cell>
          <table:table-cell table:style-name="ce2" table:formula="of:=1-(([.$C$3]-[.$C$2]*[.$C21])/[.$C$3])^[.E$5]" office:value-type="percentage" office:value="0.991344181456952" calcext:value-type="percentage">
            <text:p>99.13%</text:p>
          </table:table-cell>
          <table:table-cell table:style-name="ce2" table:formula="of:=1-(([.$C$3]-[.$C$2]*[.$C21])/[.$C$3])^[.F$5]" office:value-type="percentage" office:value="0.99963509464294" calcext:value-type="percentage">
            <text:p>99.96%</text:p>
          </table:table-cell>
          <table:table-cell/>
        </table:table-row>
        <table:table-row table:style-name="ro1">
          <table:table-cell/>
          <table:table-cell table:style-name="Default"/>
          <table:table-cell table:formula="of:=[.C21]+1" office:value-type="float" office:value="15" calcext:value-type="float">
            <text:p>15</text:p>
          </table:table-cell>
          <table:table-cell table:style-name="ce2" table:formula="of:=1-(([.$C$3]-[.$C$2]*[.$C22])/[.$C$3])^[.D$5]" office:value-type="percentage" office:value="0.5859375" calcext:value-type="percentage">
            <text:p>58.59%</text:p>
          </table:table-cell>
          <table:table-cell table:style-name="ce2" table:formula="of:=1-(([.$C$3]-[.$C$2]*[.$C22])/[.$C$3])^[.E$5]" office:value-type="percentage" office:value="0.994960407746248" calcext:value-type="percentage">
            <text:p>99.50%</text:p>
          </table:table-cell>
          <table:table-cell table:style-name="ce2" table:formula="of:=1-(([.$C$3]-[.$C$2]*[.$C22])/[.$C$3])^[.F$5]" office:value-type="percentage" office:value="0.999851864550538" calcext:value-type="percentage">
            <text:p>99.99%</text:p>
          </table:table-cell>
          <table:table-cell/>
        </table:table-row>
        <table:table-row table:style-name="ro1" table:number-rows-repeated="6">
          <table:table-cell table:number-columns-repeated="3"/>
          <table:table-cell table:style-name="ce2" table:number-columns-repeated="3"/>
          <table:table-cell/>
        </table:table-row>
        <table:table-row table:style-name="ro1" table:number-rows-repeated="104854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1">00/00/0000</text:date>, <text:time style:data-style-name="N2" text:time-value="13:35:57.0707830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alf Förster</meta:initial-creator>
    <meta:creation-date>2016-09-17T11:07:25.557778776</meta:creation-date>
    <dc:date>2016-10-11T13:36:39.269516657</dc:date>
    <dc:creator>Toralf Förster</dc:creator>
    <meta:editing-duration>PT50M14S</meta:editing-duration>
    <meta:editing-cycles>26</meta:editing-cycles>
    <meta:generator>LibreOffice/5.1.4.2$Linux_X86_64 LibreOffice_project/10m0$Build-2</meta:generator>
    <meta:document-statistic meta:table-count="1" meta:cell-count="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minimum="0" chart:maximum="1" chart:origin="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C7:Sheet1.F22" chart:data-source-has-labels="column" svg:x="0.32cm" svg:y="0.18cm" svg:width="15.36cm" svg:height="8.64cm">
          <chartooo:coordinate-region svg:x="1.735cm" svg:y="0.379cm" svg:width="13.573cm" svg:height="7.794cm"/>
          <chart:axis chart:dimension="x" chart:name="primary-x" chart:style-name="ch3" chartooo:axis-type="auto">
            <chartooo:date-scale/>
            <chart:categories table:cell-range-address="Sheet1.C7:Sheet1.C22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Sheet1.D7:Sheet1.D22" chart:class="chart:line">
            <chart:data-point chart:repeated="16"/>
          </chart:series>
          <chart:series chart:style-name="ch8" chart:values-cell-range-address="Sheet1.E7:Sheet1.E22" chart:class="chart:line">
            <chart:data-point chart:repeated="16"/>
          </chart:series>
          <chart:series chart:style-name="ch9" chart:values-cell-range-address="Sheet1.F7:Sheet1.F22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C7:Sheet1.C22</svg:desc>
                </draw:g>
              </table:table-cell>
              <table:table-cell office:value-type="float" office:value="0">
                <text:p>0</text:p>
                <draw:g>
                  <svg:desc>Sheet1.D7:Sheet1.D22</svg:desc>
                </draw:g>
              </table:table-cell>
              <table:table-cell office:value-type="float" office:value="0">
                <text:p>0</text:p>
                <draw:g>
                  <svg:desc>Sheet1.E7:Sheet1.E22</svg:desc>
                </draw:g>
              </table:table-cell>
              <table:table-cell office:value-type="float" office:value="0">
                <text:p>0</text:p>
                <draw:g>
                  <svg:desc>Sheet1.F7:Sheet1.F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390625">
                <text:p>0.0390625</text:p>
              </table:table-cell>
              <table:table-cell office:value-type="float" office:value="0.212644526849317">
                <text:p>0.212644526849317</text:p>
              </table:table-cell>
              <table:table-cell office:value-type="float" office:value="0.328646251848245">
                <text:p>0.32864625184824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78125">
                <text:p>0.078125</text:p>
              </table:table-cell>
              <table:table-cell office:value-type="float" office:value="0.386192450168892">
                <text:p>0.386192450168892</text:p>
              </table:table-cell>
              <table:table-cell office:value-type="float" office:value="0.556676884542166">
                <text:p>0.55667688454216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171875">
                <text:p>0.1171875</text:p>
              </table:table-cell>
              <table:table-cell office:value-type="float" office:value="0.526618977913813">
                <text:p>0.526618977913813</text:p>
              </table:table-cell>
              <table:table-cell office:value-type="float" office:value="0.712468957906084">
                <text:p>0.71246895790608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5625">
                <text:p>0.15625</text:p>
              </table:table-cell>
              <table:table-cell office:value-type="float" office:value="0.639186552725732">
                <text:p>0.639186552725732</text:p>
              </table:table-cell>
              <table:table-cell office:value-type="float" office:value="0.817131939665905">
                <text:p>0.81713193966590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953125">
                <text:p>0.1953125</text:p>
              </table:table-cell>
              <table:table-cell office:value-type="float" office:value="0.728503940666769">
                <text:p>0.728503940666769</text:p>
              </table:table-cell>
              <table:table-cell office:value-type="float" office:value="0.886165854834082">
                <text:p>0.88616585483408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34375">
                <text:p>0.234375</text:p>
              </table:table-cell>
              <table:table-cell office:value-type="float" office:value="0.798582761999569">
                <text:p>0.798582761999569</text:p>
              </table:table-cell>
              <table:table-cell office:value-type="float" office:value="0.93079124122607">
                <text:p>0.9307912412260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734375">
                <text:p>0.2734375</text:p>
              </table:table-cell>
              <table:table-cell office:value-type="float" office:value="0.85289146401351">
                <text:p>0.85289146401351</text:p>
              </table:table-cell>
              <table:table-cell office:value-type="float" office:value="0.959005103993099">
                <text:p>0.95900510399309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125">
                <text:p>0.3125</text:p>
              </table:table-cell>
              <table:table-cell office:value-type="float" office:value="0.894406735897064">
                <text:p>0.894406735897064</text:p>
              </table:table-cell>
              <table:table-cell office:value-type="float" office:value="0.976410049747756">
                <text:p>0.97641004974775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515625">
                <text:p>0.3515625</text:p>
              </table:table-cell>
              <table:table-cell office:value-type="float" office:value="0.925662365656308">
                <text:p>0.925662365656308</text:p>
              </table:table-cell>
              <table:table-cell office:value-type="float" office:value="0.986857401903482">
                <text:p>0.98685740190348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90625">
                <text:p>0.390625</text:p>
              </table:table-cell>
              <table:table-cell office:value-type="float" office:value="0.948795539079583">
                <text:p>0.948795539079583</text:p>
              </table:table-cell>
              <table:table-cell office:value-type="float" office:value="0.992939323230017">
                <text:p>0.99293932323001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4296875">
                <text:p>0.4296875</text:p>
              </table:table-cell>
              <table:table-cell office:value-type="float" office:value="0.965590580748312">
                <text:p>0.965590580748312</text:p>
              </table:table-cell>
              <table:table-cell office:value-type="float" office:value="0.99635976932727">
                <text:p>0.9963597693272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46875">
                <text:p>0.46875</text:p>
              </table:table-cell>
              <table:table-cell office:value-type="float" office:value="0.977520137093961">
                <text:p>0.977520137093961</text:p>
              </table:table-cell>
              <table:table-cell office:value-type="float" office:value="0.998209437723374">
                <text:p>0.99820943772337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5078125">
                <text:p>0.5078125</text:p>
              </table:table-cell>
              <table:table-cell office:value-type="float" office:value="0.985783801501157">
                <text:p>0.985783801501157</text:p>
              </table:table-cell>
              <table:table-cell office:value-type="float" office:value="0.999165731592027">
                <text:p>0.99916573159202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546875">
                <text:p>0.546875</text:p>
              </table:table-cell>
              <table:table-cell office:value-type="float" office:value="0.991344181456952">
                <text:p>0.991344181456952</text:p>
              </table:table-cell>
              <table:table-cell office:value-type="float" office:value="0.99963509464294">
                <text:p>0.9996350946429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859375">
                <text:p>0.5859375</text:p>
              </table:table-cell>
              <table:table-cell office:value-type="float" office:value="0.994960407746248">
                <text:p>0.994960407746248</text:p>
              </table:table-cell>
              <table:table-cell office:value-type="float" office:value="0.999851864550538">
                <text:p>0.9998518645505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